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ohit Devanagari" svg:font-family="'Lohit Devanagari'" style:font-family-generic="system" style:font-pitch="variable"/>
    <style:font-face style:name="OpenSymbol" svg:font-family="OpenSymbol" style:font-family-generic="system" style:font-pitch="variable"/>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la1" style:family="table">
      <style:table-properties style:width="2.805cm" fo:margin-left="2.006cm" table:align="left"/>
    </style:style>
    <style:style style:name="Tabla1.A" style:family="table-column">
      <style:table-column-properties style:column-width="2.805cm"/>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2" style:family="table">
      <style:table-properties style:width="9.102cm" fo:margin-left="5.286cm" table:align="left"/>
    </style:style>
    <style:style style:name="Tabla2.A" style:family="table-column">
      <style:table-column-properties style:column-width="3.836cm"/>
    </style:style>
    <style:style style:name="Tabla2.B" style:family="table-column">
      <style:table-column-properties style:column-width="5.265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style:tab-stops>
          <style:tab-stop style:position="7.5cm" style:type="center"/>
          <style:tab-stop style:position="15cm" style:type="right"/>
          <style:tab-stop style:position="18.251cm" style:type="right"/>
        </style:tab-stops>
      </style:paragraph-properties>
      <style:text-properties officeooo:paragraph-rsid="003cd84e"/>
    </style:style>
    <style:style style:name="P2" style:family="paragraph" style:parent-style-name="Footer">
      <style:paragraph-properties>
        <style:tab-stops>
          <style:tab-stop style:position="9.001cm" style:type="center"/>
          <style:tab-stop style:position="18.2cm" style:type="right"/>
        </style:tab-stops>
      </style:paragraph-properties>
      <style:text-properties officeooo:paragraph-rsid="000c531e"/>
    </style:style>
    <style:style style:name="P3" style:family="paragraph" style:parent-style-name="Standard">
      <style:paragraph-properties fo:text-align="justify" style:justify-single-word="false"/>
      <style:text-properties style:font-name="Trebuchet MS" fo:font-size="10pt" officeooo:rsid="00394c6d" officeooo:paragraph-rsid="00394c6d" style:font-size-asian="10pt" style:font-weight-complex="bold"/>
    </style:style>
    <style:style style:name="P4" style:family="paragraph" style:parent-style-name="Standard">
      <style:paragraph-properties fo:text-align="justify" style:justify-single-word="false"/>
      <style:text-properties style:font-name="Trebuchet MS" fo:font-size="10pt" officeooo:rsid="00410e2f" officeooo:paragraph-rsid="00410e2f" style:font-size-asian="10pt" style:font-weight-complex="bold"/>
    </style:style>
    <style:style style:name="P5" style:family="paragraph" style:parent-style-name="Table_20_Contents">
      <style:paragraph-properties fo:text-align="center" style:justify-single-word="false"/>
      <style:text-properties style:font-name="Trebuchet MS" fo:font-size="10pt" officeooo:rsid="00406a7f" officeooo:paragraph-rsid="00406a7f" style:font-size-asian="10pt"/>
    </style:style>
    <style:style style:name="P6" style:family="paragraph" style:parent-style-name="Table_20_Contents">
      <style:paragraph-properties fo:text-align="center" style:justify-single-word="false"/>
      <style:text-properties style:font-name="Trebuchet MS" fo:font-size="10pt" officeooo:rsid="00410e2f" officeooo:paragraph-rsid="00410e2f" style:font-size-asian="10pt"/>
    </style:style>
    <style:style style:name="P7" style:family="paragraph" style:parent-style-name="Table_20_Contents">
      <style:paragraph-properties fo:text-align="center" style:justify-single-word="false"/>
      <style:text-properties style:font-name="Trebuchet MS" fo:font-size="10pt" officeooo:rsid="00445394" officeooo:paragraph-rsid="00445394" style:font-size-asian="10pt"/>
    </style:style>
    <style:style style:name="P8" style:family="paragraph" style:parent-style-name="Table_20_Contents">
      <style:paragraph-properties fo:text-align="justify" style:justify-single-word="false"/>
      <style:text-properties style:font-name="Trebuchet MS" fo:font-size="10pt" officeooo:rsid="00445394" officeooo:paragraph-rsid="00445394" style:font-size-asian="10pt"/>
    </style:style>
    <style:style style:name="P9" style:family="paragraph" style:parent-style-name="Heading_20_1" style:master-page-name="MP0">
      <style:paragraph-properties fo:text-align="justify" style:justify-single-word="false" style:page-number="auto" fo:break-before="page">
        <style:tab-stops>
          <style:tab-stop style:position="7.5cm" style:type="center"/>
          <style:tab-stop style:position="13.944cm"/>
        </style:tab-stops>
      </style:paragraph-properties>
      <style:text-properties officeooo:rsid="0037a861" officeooo:paragraph-rsid="0037a861"/>
    </style:style>
    <style:style style:name="P10" style:family="paragraph" style:parent-style-name="Standard" style:list-style-name="L1">
      <style:paragraph-properties fo:text-align="justify" style:justify-single-word="false"/>
      <style:text-properties style:font-name="Trebuchet MS" fo:font-size="10pt" officeooo:rsid="00394c6d" officeooo:paragraph-rsid="00394c6d" style:font-size-asian="10pt" style:font-weight-complex="bold"/>
    </style:style>
    <style:style style:name="P11" style:family="paragraph" style:parent-style-name="Standard" style:list-style-name="L1">
      <style:paragraph-properties fo:text-align="justify" style:justify-single-word="false"/>
      <style:text-properties style:font-name="Trebuchet MS" fo:font-size="10pt" officeooo:rsid="003e88b1" officeooo:paragraph-rsid="003e88b1" style:font-size-asian="10pt" style:font-weight-complex="bold"/>
    </style:style>
    <style:style style:name="P12" style:family="paragraph" style:parent-style-name="Standard" style:list-style-name="L1">
      <style:paragraph-properties fo:text-align="justify" style:justify-single-word="false"/>
      <style:text-properties style:font-name="Trebuchet MS" fo:font-size="10pt" officeooo:rsid="0045ef08" officeooo:paragraph-rsid="0045ef08" style:font-size-asian="10pt" style:font-weight-complex="bold"/>
    </style:style>
    <style:style style:name="P13" style:family="paragraph" style:parent-style-name="Standard" style:list-style-name="L1">
      <style:paragraph-properties fo:text-align="justify" style:justify-single-word="false"/>
      <style:text-properties style:font-name="Trebuchet MS" fo:font-size="10pt" officeooo:rsid="00406a7f" officeooo:paragraph-rsid="00406a7f" style:font-size-asian="10pt" style:font-weight-complex="bold"/>
    </style:style>
    <style:style style:name="P14" style:family="paragraph" style:parent-style-name="Standard" style:list-style-name="L1">
      <style:paragraph-properties fo:text-align="justify" style:justify-single-word="false"/>
      <style:text-properties style:font-name="Trebuchet MS" fo:font-size="10pt" officeooo:rsid="00410e2f" officeooo:paragraph-rsid="00410e2f" style:font-size-asian="10pt" style:font-weight-complex="bold"/>
    </style:style>
    <style:style style:name="P15" style:family="paragraph" style:parent-style-name="Standard" style:list-style-name="L1">
      <style:paragraph-properties fo:text-align="justify" style:justify-single-word="false"/>
      <style:text-properties style:font-name="Trebuchet MS" fo:font-size="10pt" officeooo:rsid="004152c2" officeooo:paragraph-rsid="004152c2" style:font-size-asian="10pt" style:font-weight-complex="bold"/>
    </style:style>
    <style:style style:name="P16" style:family="paragraph">
      <loext:graphic-properties draw:fill="none"/>
    </style:style>
    <style:style style:name="T1" style:family="text">
      <style:text-properties officeooo:rsid="003b5e65"/>
    </style:style>
    <style:style style:name="T2" style:family="text">
      <style:text-properties officeooo:rsid="00445394"/>
    </style:style>
    <style:style style:name="T3" style:family="text">
      <style:text-properties officeooo:rsid="0044e1b3"/>
    </style:style>
    <style:style style:name="T4" style:family="text">
      <style:text-properties officeooo:rsid="004b5df7"/>
    </style:style>
    <style:style style:name="T5" style:family="text"/>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3494ba" svg:stroke-opacity="100%" draw:stroke-linejoin="miter" draw:fill="none" fo:padding-top="0cm" fo:padding-bottom="0cm" fo:padding-left="0cm" fo:padding-right="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NOME: <text:span text:style-name="T3">Óscar torres rodríguez</text:span><text:tab/><text:tab/>data:<text:span text:style-name="T3">17/01/2022</text:span></text:h>
      <text:list xml:id="list1046938611" text:style-name="L1">
        <text:list-item>
          <text:p text:style-name="P10">Con que obxectivo desenvolveuse o modelo OSI? Quen o promulgou? Cando?</text:p>
          <text:p text:style-name="P11">El modelo OSI se creo con el objetivo de solucionar el conflicto de incompatibilidad que generaban los distintos fabricantes, ya que creaban hardware y redes sin un estandar definido, por lo tanto no se podian conectar con otros dispositivos que no fuesen de su misma marca. Este modelo fue creado en 1980 por la Organizacion Internacional de la Normalizacion (ISO), una federacioin global que representa a unnos 160 paises.</text:p>
        </text:list-item>
        <text:list-item>
          <text:p text:style-name="P10">Por que non se usa OSI na actualidade? Cando deixou de usarse?</text:p>
          <text:p text:style-name="P12">OSI fracasó porque las grandes redes globales como internet aceptaron el modelo TCP/IP por lo tanto OSI no se podia usar ahí y los fabricantes empezaron a adaptarse y a utilizar el modelo TCP/IP en sus modelos. <text:span text:style-name="T4">Se deja de ausar a mediados de 1983.</text:span></text:p>
        </text:list-item>
        <text:list-item>
          <text:p text:style-name="P10">Poden comunicarse directamente capas que non sexan adxacentes? Explícao</text:p>
          <text:p text:style-name="P13">No, cada capa solo se puede comunicar con su adyacente. Esto quiere decir que, por ejemplo, la capa de Sesion no se puede comunicar directamente con la capa Fisica, tendra que pasar por todas las intermediarias antes de llegar a la capa en cuestion. </text:p>
        </text:list-item>
        <text:list-item>
          <text:p text:style-name="P10">Realiza un debuxo co nome das capas do modelo OSI</text:p>
        </text:list-item>
      </text:list>
      <table:table table:name="Tabla1" table:style-name="Tabla1">
        <table:table-column table:style-name="Tabla1.A"/>
        <table:table-row table:style-name="TableLine1833125429328">
          <table:table-cell table:style-name="Tabla1.A1" office:value-type="string">
            <text:p text:style-name="P5">APLICACION</text:p>
          </table:table-cell>
        </table:table-row>
        <table:table-row table:style-name="TableLine1833125431776">
          <table:table-cell table:style-name="Tabla1.A2" office:value-type="string">
            <text:p text:style-name="P6">PRESENTACION</text:p>
          </table:table-cell>
        </table:table-row>
        <table:table-row table:style-name="TableLine1833125424976">
          <table:table-cell table:style-name="Tabla1.A2" office:value-type="string">
            <text:p text:style-name="P5">SESION</text:p>
          </table:table-cell>
        </table:table-row>
        <table:table-row table:style-name="TableLine1833125425248">
          <table:table-cell table:style-name="Tabla1.A2" office:value-type="string">
            <text:p text:style-name="P5">TRANSPORTE</text:p>
          </table:table-cell>
        </table:table-row>
        <table:table-row table:style-name="TableLine1833125433680">
          <table:table-cell table:style-name="Tabla1.A2" office:value-type="string">
            <text:p text:style-name="P6">RED</text:p>
          </table:table-cell>
        </table:table-row>
        <table:table-row table:style-name="TableLine1833125429600">
          <table:table-cell table:style-name="Tabla1.A2" office:value-type="string">
            <text:p text:style-name="P6">ENLACE</text:p>
          </table:table-cell>
        </table:table-row>
        <table:table-row table:style-name="TableLine1833125433952">
          <table:table-cell table:style-name="Tabla1.A2" office:value-type="string">
            <text:p text:style-name="P5">FISICA</text:p>
          </table:table-cell>
        </table:table-row>
      </table:table>
      <text:p text:style-name="P3"/>
      <text:list xml:id="list110730958373963" text:continue-numbering="true" text:style-name="L1">
        <text:list-item>
          <text:p text:style-name="P10">Por que á capa 2 engádeselle información tanto ao principio como ao final da trama?</text:p>
          <text:p text:style-name="P14">Porque indica las direcciones de origen y destino, mediante las MAC.</text:p>
        </text:list-item>
      </text:list>
      <text:p text:style-name="P4"/>
      <text:p text:style-name="P4"/>
      <text:list xml:id="list110729256882773" text:continue-numbering="true" text:style-name="L1">
        <text:list-item>
          <text:p text:style-name="P10"><text:soft-page-break/><text:span text:style-name="T1">Can</text:span>do aparec<text:span text:style-name="T1">eu</text:span> TCP/IP? Baséase no modelo OSI? Por qu<text:span text:style-name="T1">é</text:span> recibe este nome esta arquitectura?</text:p>
          <text:p text:style-name="P14">El protocolo TCP/IP surge de un proyecto de defensa denominado DARPA creado en 1969. Pero no es hasta 1983 cuando se adopta como un estandar y se convierte en el mas usado de la red. TCP/IP lo que hace es convinar algunas de las capas del modelo OSI. Recibe ese nombre por la fusion de de dos protocolos importantes incluidos dentro del mismo. El protocolo TCP y el protocolo IP.</text:p>
        </text:list-item>
        <text:list-item>
          <text:p text:style-name="P10">Enumera e describe as capas de TCP/IP (sobre 5 l<text:span text:style-name="T1">í</text:span>neas por capa)</text:p>
          <text:p text:style-name="P15">APLICACION » Datos, proceso donde el mesaje se entrega en su formato a la siguiente capa. </text:p>
          <text:p text:style-name="P15">TRANSPORTE » Segmentos, los datos se dividen en segmentos TCP donde se otorga una etiqueta que contiene los procesos que debe ejecutar ademas de la informacion para reensamblar.</text:p>
          <text:p text:style-name="P15"><text:span text:style-name="T2">INTERNET</text:span> » Paquetes, aquí los segmentos TCP se encapsulan dentro de un paquete ip, donde se asigna un encabezado el cual contiene la direccion ip de cada host.</text:p>
          <text:p text:style-name="P15">RED » Tramas, aquí el paquete ip se encapsula en una trama la cual contiene la informacion de la direccion fisica, MAC. <text:s/></text:p>
        </text:list-item>
        <text:list-item>
          <text:p text:style-name="P10">Realiza unha correspondencia gr<text:span text:style-name="T1">á</text:span>fica entre as capas do modelo OSI e o TCP/IP</text:p>
        </text:list-item>
      </text:list>
      <table:table table:name="Tabla2" table:style-name="Tabla2">
        <table:table-column table:style-name="Tabla2.A"/>
        <table:table-column table:style-name="Tabla2.B"/>
        <table:table-row table:style-name="TableLine1833241822272">
          <table:table-cell table:style-name="Tabla2.A1" office:value-type="string">
            <text:p text:style-name="P8">APLICACION</text:p>
          </table:table-cell>
          <table:table-cell table:style-name="Tabla2.B1" table:number-rows-spanned="3" office:value-type="string">
            <text:p text:style-name="P7">APLICACION</text:p>
          </table:table-cell>
        </table:table-row>
        <table:table-row table:style-name="TableLine1833241853824">
          <table:table-cell table:style-name="Tabla2.A2" office:value-type="string">
            <text:p text:style-name="P8">PRESENTACION</text:p>
          </table:table-cell>
          <table:covered-table-cell table:style-name="Tabla2.B1"/>
        </table:table-row>
        <table:table-row table:style-name="TableLine1833241865248">
          <table:table-cell table:style-name="Tabla2.A2" office:value-type="string">
            <text:p text:style-name="P8">SESION</text:p>
          </table:table-cell>
          <table:covered-table-cell table:style-name="Tabla2.B1"/>
        </table:table-row>
        <table:table-row table:style-name="TableLine1833241855456">
          <table:table-cell table:style-name="Tabla2.A2" office:value-type="string">
            <text:p text:style-name="P8">TRANSPORTE</text:p>
          </table:table-cell>
          <table:table-cell table:style-name="Tabla2.B4" office:value-type="string">
            <text:p text:style-name="P7">TRANSPORTE</text:p>
          </table:table-cell>
        </table:table-row>
        <table:table-row table:style-name="TableLine1833241859264">
          <table:table-cell table:style-name="Tabla2.A2" office:value-type="string">
            <text:p text:style-name="P8">RED</text:p>
          </table:table-cell>
          <table:table-cell table:style-name="Tabla2.B4" office:value-type="string">
            <text:p text:style-name="P7">INTERNET</text:p>
          </table:table-cell>
        </table:table-row>
        <table:table-row table:style-name="TableLine1833241854368">
          <table:table-cell table:style-name="Tabla2.A2" office:value-type="string">
            <text:p text:style-name="P8">ENLACE</text:p>
          </table:table-cell>
          <table:table-cell table:style-name="Tabla2.B4" table:number-rows-spanned="2" office:value-type="string">
            <text:p text:style-name="P7">RED</text:p>
          </table:table-cell>
        </table:table-row>
        <table:table-row table:style-name="TableLine1833241861712">
          <table:table-cell table:style-name="Tabla2.A2" office:value-type="string">
            <text:p text:style-name="P8">FISICA</text:p>
          </table:table-cell>
          <table:covered-table-cell table:style-name="Tabla2.B4"/>
        </table:table-row>
      </table:table>
      <text:list xml:id="list110730801856756" text:continue-numbering="true" text:style-name="L1">
        <text:list-header>
          <text:p text:style-name="P10"/>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ohit Devanagari" svg:font-family="'Lohit Devanagari'" style:font-family-generic="system" style:font-pitch="variable"/>
    <style:font-face style:name="OpenSymbol" svg:font-family="OpenSymbol" style:font-family-generic="system" style:font-pitch="variable"/>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true" style:font-name-asian="Segoe UI" style:font-size-asian="11pt" style:language-asian="en" style:country-asian="US" style:font-style-asian="normal" style:font-weight-asian="normal" style:font-name-complex="Tahoma"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true" fo:background-color="transparent" style:font-name-asian="Segoe UI" style:font-size-asian="11pt" style:language-asian="en" style:country-asian="US" style:font-style-asian="normal" style:font-weight-asian="normal" style:font-name-complex="Tahoma"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76cm" fo:margin-bottom="0.353cm" style:contextual-spacing="false" fo:line-height="115%" fo:hyphenation-ladder-count="no-limit"/>
      <style:text-properties fo:hyphenate="false" loext:hyphenation-no-caps="false"/>
    </style:style>
    <style:style style:name="Heading" style:family="paragraph" style:parent-style-name="Standard" style:class="text">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Heading_20_1" style:display-name="Heading 1" style:family="paragraph" style:parent-style-name="Heading" style:next-style-name="Standard" style:default-outline-level="1" style:class="text">
      <loext:graphic-properties draw:fill="solid" draw:fill-color="#3494ba" draw:opacity="100%"/>
      <style:paragraph-properties fo:margin-top="0.423cm" fo:margin-bottom="0.353cm" style:contextual-spacing="false" fo:orphans="2" fo:widows="2" fo:hyphenation-ladder-count="no-limit" fo:background-color="#3494ba" fo:padding="0cm" fo:border="3pt solid #3494ba" style:shadow="none"/>
      <style:text-properties fo:text-transform="uppercase" fo:color="#ffffff" loext:opacity="100%" fo:letter-spacing="0.026cm" style:font-size-complex="11pt" fo:hyphenate="false" loext:hyphenation-no-caps="false"/>
    </style:style>
    <style:style style:name="Heading_20_2" style:display-name="Heading 2" style:family="paragraph" style:parent-style-name="Standard" style:next-style-name="Standard" style:default-outline-level="2" style:class="text">
      <loext:graphic-properties draw:fill="solid" draw:fill-color="#d4eaf3" draw:opacity="100%"/>
      <style:paragraph-properties fo:margin-top="0cm" fo:margin-bottom="0cm" style:contextual-spacing="false" fo:hyphenation-ladder-count="no-limit" fo:background-color="#d4eaf3" fo:padding="0cm" fo:border="3pt solid #d4eaf3" style:shadow="none"/>
      <style:text-properties fo:text-transform="uppercase" fo:letter-spacing="0.026cm" fo:hyphenate="false" loext:hyphenation-no-caps="false"/>
    </style:style>
    <style:style style:name="Heading_20_3" style:display-name="Heading 3" style:family="paragraph" style:parent-style-name="Standard" style:next-style-name="Standard" style:default-outline-level="3" style:class="text">
      <style:paragraph-properties fo:margin-top="0.529cm" fo:margin-bottom="0cm" style:contextual-spacing="false" fo:hyphenation-ladder-count="no-limit" fo:padding-left="0cm" fo:padding-right="0cm" fo:padding-top="0.071cm" fo:padding-bottom="0cm" fo:border-left="none" fo:border-right="none" fo:border-top="0.74pt solid #3494ba" fo:border-bottom="none" style:shadow="none"/>
      <style:text-properties fo:text-transform="uppercase" fo:color="#1a495c" loext:opacity="100%" fo:letter-spacing="0.026cm" fo:hyphenate="false" loext:hyphenation-no-caps="false"/>
    </style:style>
    <style:style style:name="Heading_20_4" style:display-name="Heading 4" style:family="paragraph" style:parent-style-name="Heading_20_3" style:next-style-name="Standard" style:default-outline-level="4" style:class="text">
      <style:paragraph-properties fo:hyphenation-ladder-count="no-limit"/>
      <style:text-properties fo:font-size="10pt" fo:font-weight="bold" style:font-size-asian="10pt" style:font-weight-asian="bold" fo:hyphenate="false" loext:hyphenation-no-caps="false"/>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hyphenation-ladder-count="no-limit" fo:padding-left="0cm" fo:padding-right="0cm" fo:padding-top="0cm" fo:padding-bottom="0.035cm" fo:border-left="none" fo:border-right="none" fo:border-top="none" fo:border-bottom="0.74pt solid #3494ba" style:shadow="none"/>
      <style:text-properties fo:text-transform="uppercase" fo:color="#276e8b" loext:opacity="100%" fo:letter-spacing="0.018cm" fo:hyphenate="false" loext:hyphenation-no-caps="false"/>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hyphenation-ladder-count="no-limit" fo:padding-left="0cm" fo:padding-right="0cm" fo:padding-top="0cm" fo:padding-bottom="0.035cm" fo:border-left="none" fo:border-right="none" fo:border-top="none" fo:border-bottom="0.74pt dotted #3494ba" style:shadow="none"/>
      <style:text-properties fo:text-transform="uppercase" fo:color="#276e8b" loext:opacity="100%" fo:letter-spacing="0.018cm" fo:hyphenate="false" loext:hyphenation-no-caps="false"/>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hyphenation-ladder-count="no-limit"/>
      <style:text-properties fo:text-transform="uppercase" fo:color="#276e8b" loext:opacity="100%" fo:letter-spacing="0.018cm" fo:hyphenate="false" loext:hyphenation-no-caps="false"/>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hyphenation-ladder-count="no-limit"/>
      <style:text-properties fo:text-transform="uppercase" fo:font-size="9pt" fo:letter-spacing="0.018cm" style:font-size-asian="9pt" style:font-size-complex="9pt" fo:hyphenate="false" loext:hyphenation-no-caps="false"/>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hyphenation-ladder-count="no-limit"/>
      <style:text-properties fo:text-transform="uppercase" fo:font-size="9pt" fo:letter-spacing="0.018cm" fo:font-style="italic" style:font-size-asian="9pt" style:font-style-asian="italic" style:font-size-complex="9pt"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Descripción" style:family="paragraph" style:parent-style-name="Standard" style:next-style-name="Standard">
      <style:paragraph-properties fo:hyphenation-ladder-count="no-limit"/>
      <style:text-properties fo:color="#276e8b" loext:opacity="100%" fo:font-size="8pt" fo:font-weight="bold" style:font-size-asian="8pt" style:font-weight-asian="bold" style:font-size-complex="8pt" style:font-weight-complex="bold"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Puesto" style:family="paragraph" style:parent-style-name="Standard" style:next-style-name="Standard">
      <style:paragraph-properties fo:margin-top="0cm" fo:margin-bottom="0cm" style:contextual-spacing="false" fo:hyphenation-ladder-count="no-limit"/>
      <style:text-properties fo:text-transform="uppercase" fo:color="#3494ba" loext:opacity="100%" style:font-name="Calibri Light" fo:font-family="'Calibri Light'" style:font-family-generic="swiss" style:font-pitch="variable" fo:font-size="26pt" fo:letter-spacing="0.018cm" style:font-size-asian="26pt" style:font-size-complex="26pt" fo:hyphenate="false" loext:hyphenation-no-caps="false"/>
    </style:style>
    <style:style style:name="Subtitle" style:family="paragraph" style:parent-style-name="Standard" style:next-style-name="Standard" style:class="chapter">
      <style:paragraph-properties fo:margin-top="0cm" fo:margin-bottom="0.882cm" style:contextual-spacing="false" fo:line-height="100%" fo:hyphenation-ladder-count="no-limit"/>
      <style:text-properties fo:text-transform="uppercase" fo:color="#595959" loext:opacity="100%" fo:font-size="10.5pt" fo:letter-spacing="0.018cm" style:font-size-asian="10.5pt" style:font-size-complex="10.5pt" fo:hyphenate="false" loext:hyphenation-no-caps="false"/>
    </style:style>
    <style:style style:name="Sin_20_espaciado" style:display-name="Sin espaciado" style:family="paragraph">
      <style:paragraph-properties fo:orphans="2" fo:widows="2" fo:hyphenation-ladder-count="no-limit"/>
      <style:text-properties fo:hyphenate="false" loext:hyphenation-no-caps="false"/>
    </style:style>
    <style:style style:name="Quotations" style:family="paragraph" style:parent-style-name="Standard" style:class="html">
      <style:paragraph-properties fo:hyphenation-ladder-count="no-limit"/>
      <style:text-properties fo:hyphenate="false" loext:hyphenation-no-caps="false"/>
    </style:style>
    <style:style style:name="Cita_20_destacada" style:display-name="Cita destacada" style:family="paragraph" style:parent-style-name="Standard" style:next-style-name="Standard">
      <style:paragraph-properties fo:margin-left="1.905cm" fo:margin-right="1.905cm" fo:margin-top="0.423cm" fo:margin-bottom="0.423cm" style:contextual-spacing="false" fo:line-height="100%" fo:text-align="center" style:justify-single-word="false" fo:hyphenation-ladder-count="no-limit" fo:text-indent="0cm" style:auto-text-indent="false">
        <style:tab-stops/>
      </style:paragraph-properties>
      <style:text-properties fo:color="#3494ba" loext:opacity="100%" fo:font-size="12pt" style:font-size-asian="12pt" style:font-size-complex="12pt" fo:hyphenate="false" loext:hyphenation-no-caps="false"/>
    </style:style>
    <style:style style:name="Título_20_de_20_TDC" style:display-name="Título de TDC" style:family="paragraph" style:parent-style-name="Heading_20_1" style:next-style-name="Standard" style:default-outline-level="1" style:list-style-name="">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Normal_20__28_Web_29_" style:display-name="Normal (Web)" style:family="paragraph" style:parent-style-name="Standard">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exto_20_de_20_globo" style:display-name="Texto de globo"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size-complex="8pt"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hyphenate="false" loext:hyphenation-no-caps="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3494ba" style:font-size-asian="11pt" style:font-size-complex="11pt"/>
    </style:style>
    <style:style style:name="Título_20_2_20_Car" style:display-name="Título 2 Car" style:family="text" style:parent-style-name="Fuente_20_de_20_párrafo_20_predeter.">
      <style:text-properties fo:text-transform="uppercase" fo:letter-spacing="0.026cm" fo:background-color="#d4eaf3"/>
    </style:style>
    <style:style style:name="Título_20_3_20_Car" style:display-name="Título 3 Car" style:family="text" style:parent-style-name="Fuente_20_de_20_párrafo_20_predeter.">
      <style:text-properties fo:text-transform="uppercase" fo:color="#1a495c" loext:opacity="100%" fo:letter-spacing="0.026cm"/>
    </style:style>
    <style:style style:name="Título_20_4_20_Car" style:display-name="Título 4 Car" style:family="text" style:parent-style-name="Fuente_20_de_20_párrafo_20_predeter.">
      <style:text-properties fo:text-transform="uppercase" fo:color="#1a495c" loext:opacity="100%" style:font-name="Trebuchet MS" fo:font-family="'Trebuchet MS'" style:font-family-generic="swiss" style:font-pitch="variable" fo:letter-spacing="0.026cm" fo:font-weight="bold" style:font-name-asian="Times New Roman" style:font-family-asian="'Times New Roman'" style:font-family-generic-asian="roman" style:font-pitch-asian="variable" style:font-weight-asian="bold" style:font-name-complex="Calibri" style:font-family-complex="Calibri" style:font-family-generic-complex="swiss" style:font-pitch-complex="variable"/>
    </style:style>
    <style:style style:name="Título_20_5_20_Car" style:display-name="Título 5 Car" style:family="text" style:parent-style-name="Fuente_20_de_20_párrafo_20_predeter.">
      <style:text-properties fo:text-transform="uppercase" fo:color="#276e8b" loext:opacity="100%" fo:letter-spacing="0.018cm"/>
    </style:style>
    <style:style style:name="Título_20_6_20_Car" style:display-name="Título 6 Car" style:family="text" style:parent-style-name="Fuente_20_de_20_párrafo_20_predeter.">
      <style:text-properties fo:text-transform="uppercase" fo:color="#276e8b" loext:opacity="100%" fo:letter-spacing="0.018cm"/>
    </style:style>
    <style:style style:name="Título_20_7_20_Car" style:display-name="Título 7 Car" style:family="text" style:parent-style-name="Fuente_20_de_20_párrafo_20_predeter.">
      <style:text-properties fo:text-transform="uppercase" fo:color="#276e8b" loext:opacity="100%" fo:letter-spacing="0.018cm"/>
    </style:style>
    <style:style style:name="Título_20_8_20_Car" style:display-name="Título 8 Car" style:family="text" style:parent-style-name="Fuente_20_de_20_párrafo_20_predeter.">
      <style:text-properties fo:text-transform="uppercase" fo:font-size="9pt" fo:letter-spacing="0.018cm" style:font-size-asian="9pt" style:font-size-complex="9pt"/>
    </style:style>
    <style:style style:name="Título_20_9_20_Car" style:display-name="Título 9 Car" style:family="text" style:parent-style-name="Fuente_20_de_20_párrafo_20_predeter.">
      <style:text-properties fo:text-transform="uppercase" fo:font-size="9pt" fo:letter-spacing="0.018cm" fo:font-style="italic" style:font-size-asian="9pt" style:font-style-asian="italic" style:font-size-complex="9pt" style:font-style-complex="italic"/>
    </style:style>
    <style:style style:name="Puesto_20_Car" style:display-name="Puesto Car" style:family="text" style:parent-style-name="Fuente_20_de_20_párrafo_20_predeter.">
      <style:text-properties fo:text-transform="uppercase" fo:color="#3494ba" loext:opacity="100%" style:font-name="Calibri Light" fo:font-family="'Calibri Light'" style:font-family-generic="swiss" style:font-pitch="variable" fo:font-size="26pt" fo:letter-spacing="0.018cm" style:font-name-asian="Segoe UI" style:font-family-asian="'Segoe UI'" style:font-family-generic-asian="swiss" style:font-pitch-asian="variable" style:font-size-asian="26pt" style:font-name-complex="Tahoma" style:font-family-complex="Tahoma" style:font-family-generic-complex="swiss" style:font-pitch-complex="variable" style:font-size-complex="26pt"/>
    </style:style>
    <style:style style:name="Subtítulo_20_Car" style:display-name="Subtítulo Car" style:family="text" style:parent-style-name="Fuente_20_de_20_párrafo_20_predeter.">
      <style:text-properties fo:text-transform="uppercase" fo:color="#595959" loext:opacity="100%" fo:font-size="10.5pt" fo:letter-spacing="0.018cm" style:font-size-asian="10.5pt" style:font-size-complex="10.5pt"/>
    </style:style>
    <style:style style:name="Texto_20_en_20_negrita" style:display-name="Texto en negrita" style:family="text">
      <style:text-properties fo:font-weight="bold" style:font-weight-asian="bold" style:font-weight-complex="bold"/>
    </style:style>
    <style:style style:name="Énfasis" style:family="text">
      <style:text-properties fo:font-variant="normal" fo:text-transform="none" fo:color="#1a495c" loext:opacity="100%" style:font-name="Trebuchet MS" fo:font-family="'Trebuchet MS'" style:font-family-generic="swiss" style:font-pitch="variable" fo:font-size="10pt" fo:letter-spacing="0.009cm" fo:font-style="italic" style:text-underline-style="none" style:font-name-asian="Trebuchet MS" style:font-family-asian="'Trebuchet MS'" style:font-family-generic-asian="swiss" style:font-pitch-asian="variable" style:font-size-asian="10pt" style:font-style-asian="italic" style:font-name-complex="Trebuchet MS" style:font-family-complex="'Trebuchet MS'" style:font-family-generic-complex="swiss" style:font-pitch-complex="variable" style:font-size-complex="10pt" style:font-style-complex="italic"/>
    </style:style>
    <style:style style:name="Cita_20_Car" style:display-name="Cita Car" style:family="text" style:parent-style-name="Fuente_20_de_20_párrafo_20_predeter.">
      <style:text-properties fo:font-size="12pt" fo:font-style="italic" style:font-size-asian="12pt" style:font-style-asian="italic" style:font-size-complex="12pt" style:font-style-complex="italic"/>
    </style:style>
    <style:style style:name="Cita_20_destacada_20_Car" style:display-name="Cita destacada Car" style:family="text" style:parent-style-name="Fuente_20_de_20_párrafo_20_predeter.">
      <style:text-properties fo:color="#3494ba" loext:opacity="100%" fo:font-size="12pt" style:font-size-asian="12pt" style:font-size-complex="12pt"/>
    </style:style>
    <style:style style:name="Énfasis_20_sutil" style:display-name="Énfasis sutil" style:family="text">
      <style:text-properties fo:color="#1a495c" loext:opacity="100%"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font-style-complex="italic"/>
    </style:style>
    <style:style style:name="Énfasis_20_intenso" style:display-name="Énfasis intenso" style:family="text">
      <style:text-properties fo:text-transform="uppercase" fo:color="#1a495c" loext:opacity="100%" fo:letter-spacing="0.018cm" fo:font-weight="bold" style:font-weight-asian="bold" style:font-weight-complex="bold"/>
    </style:style>
    <style:style style:name="Referencia_20_sutil" style:display-name="Referencia sutil" style:family="text">
      <style:text-properties fo:color="#3494ba" loext:opacity="100%" fo:font-weight="bold" style:font-weight-asian="bold" style:font-weight-complex="bold"/>
    </style:style>
    <style:style style:name="Referencia_20_intensa" style:display-name="Referencia intensa" style:family="text">
      <style:text-properties fo:text-transform="uppercase" fo:color="#4a7090" loext:opacity="100%" fo:font-size="8pt" fo:font-style="italic" style:font-size-asian="8pt" style:font-style-asian="italic" style:font-size-complex="8pt" style:font-style-complex="italic" style:font-weight-complex="bold"/>
    </style:style>
    <style:style style:name="Título_20_del_20_libro" style:display-name="Título del libro" style:family="text">
      <style:text-properties fo:letter-spacing="normal" fo:font-style="italic" fo:font-weight="bold" style:font-style-asian="italic" style:font-weight-asian="bold" style:font-style-complex="italic"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Internet_20_link" style:display-name="Internet link" style:family="text" style:parent-style-name="Fuente_20_de_20_párrafo_20_predeter.">
      <style:text-properties fo:color="#6b9f25" loext:opacity="100%" style:text-underline-style="solid" style:text-underline-width="auto" style:text-underline-color="font-color" style:text-underline-mode="continuous" style:text-overline-mode="continuous" style:text-line-through-mode="continuous"/>
    </style:style>
    <style:style style:name="apple-converted-space" style:family="text" style:parent-style-name="Fuente_20_de_20_párrafo_20_predeter."/>
    <style:style style:name="Texto_20_de_20_globo_20_Car" style:display-name="Texto de globo Car" style:family="text" style:parent-style-name="Fuente_20_de_20_párrafo_20_predeter.">
      <style:text-properties fo:color="#595858" loext:opacity="100%"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paragraph-properties>
        <style:tab-stops>
          <style:tab-stop style:position="7.5cm" style:type="center"/>
          <style:tab-stop style:position="15cm" style:type="right"/>
          <style:tab-stop style:position="18.251cm" style:type="right"/>
        </style:tab-stops>
      </style:paragraph-properties>
      <style:text-properties officeooo:paragraph-rsid="003cd84e"/>
    </style:style>
    <style:style style:name="MP2" style:family="paragraph" style:parent-style-name="Footer">
      <style:paragraph-properties>
        <style:tab-stops>
          <style:tab-stop style:position="9.001cm" style:type="center"/>
          <style:tab-stop style:position="18.2cm" style:type="right"/>
        </style:tab-stops>
      </style:paragraph-properties>
      <style:text-properties officeooo:paragraph-rsid="000c531e"/>
    </style:style>
    <style:style style:name="MP3" style:family="paragraph">
      <loext:graphic-properties draw:fill="none"/>
    </style:style>
    <style:style style:name="MT1" style:family="text"/>
    <style:style style:name="Mgr1" style:family="graphic">
      <style:graphic-properties draw:stroke="solid" svg:stroke-width="0.018cm" svg:stroke-color="#3494ba" svg:stroke-opacity="100%" draw:stroke-linejoin="miter" draw:fill="none" fo:padding-top="0cm" fo:padding-bottom="0cm" fo:padding-left="0cm" fo:padding-right="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0.783cm" fo:margin-left="1.752cm" fo:margin-right="0.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1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Énfasis_20_sutil">IES LELIADOURA <text:s text:c="178"/>1</text:span><text:bookmark-start text:name="__DdeLink__231_1074412488"/><text:span text:style-name="Énfasis_20_sutil">ºDAM - SI</text:span><text:bookmark-end text:name="__DdeLink__231_1074412488"/></text:p>
      </style:header>
      <style:footer>
        <text:p text:style-name="MP2"><draw:connector text:anchor-type="paragraph" draw:z-index="1" draw:name="Conector recto 1" draw:style-name="Mgr1" draw:text-style-name="MP3" draw:type="line" svg:x1="-0.633cm" svg:y1="-0.242cm" svg:x2="17.833cm" svg:y2="-0.169cm" svg:d="M-633-242l18466 73" svg:viewBox="0 0 18468 74"><text:p/></draw:connector><text:span text:style-name="Énfasis"><text:tab/>UD03-A02 MODELO OSI e TCP/IP<text:tab/> <text:s text:c="21"/></text:span><text:span text:style-name="Énfasis"><text:page-number text:select-page="current">2</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meta:initial-creator>J.C. da Silva</meta:initial-creator>
    <meta:creation-date>2017-10-16T13:23:00Z</meta:creation-date>
    <dc:date>2022-01-19T11:07:29.091000000</dc:date>
    <meta:print-date>2016-12-02T11:30:00Z</meta:print-date>
    <meta:editing-cycles>54</meta:editing-cycles>
    <meta:editing-duration>PT5H1M28S</meta:editing-duration>
    <meta:document-statistic meta:table-count="2" meta:image-count="0" meta:object-count="0" meta:page-count="2" meta:paragraph-count="38" meta:word-count="471" meta:character-count="2932" meta:non-whitespace-character-count="230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file:///C:/Users/dam122/AppData/MME/UD01/20180927%20-%20MME%20-%20UD01%20-%20Prácticas%20Binario.odt/Normal.dotm"/>
  </office:meta>
</office:document-meta>
</file>